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740000886800004346148BE453.wmf" manifest:media-type=""/>
  <manifest:file-entry manifest:full-path="Pictures/200000B800003F0500003F0443082C62.wmf" manifest:media-type=""/>
  <manifest:file-entry manifest:full-path="Pictures/200000ED00004B8100002A6CF100A3AC.wmf" manifest:media-type=""/>
  <manifest:file-entry manifest:full-path="Pictures/2000004A0000788B00004C1E3297731B.wmf" manifest:media-type=""/>
  <manifest:file-entry manifest:full-path="Pictures/2000007900003FFD00003A530E6CF95D.wmf" manifest:media-type=""/>
  <manifest:file-entry manifest:full-path="Pictures/200000DF000035960000291E5089C01E.wmf" manifest:media-type=""/>
  <manifest:file-entry manifest:full-path="Pictures/20000059000049E300001DBB6204375A.wmf" manifest:media-type=""/>
  <manifest:file-entry manifest:full-path="Pictures/200001CB00004FB00000279F861D7E84.wmf" manifest:media-type=""/>
  <manifest:file-entry manifest:full-path="Pictures/2000013C000035E80000279FB3633282.wmf" manifest:media-type=""/>
  <manifest:file-entry manifest:full-path="Pictures/200000AC0000496C00002885BEF679FF.wmf" manifest:media-type=""/>
  <manifest:file-entry manifest:full-path="Pictures/20000081000074E500005AAF2D9EE169.wmf" manifest:media-type=""/>
  <manifest:file-entry manifest:full-path="Pictures/2000003D000041DF000025862E0F926B.wmf" manifest:media-type=""/>
  <manifest:file-entry manifest:full-path="Pictures/2000003400002E3800001863C51DA163.wmf" manifest:media-type=""/>
  <manifest:file-entry manifest:full-path="Pictures/2000003A0000373300001B42EB5810FA.wmf" manifest:media-type=""/>
  <manifest:file-entry manifest:full-path="Pictures/2000002300005C0D00002D60D8A7F3FD.wmf" manifest:media-type=""/>
  <manifest:file-entry manifest:full-path="Pictures/2000005F00006ABF00002A3BEAD7C1A8.wmf" manifest:media-type=""/>
  <manifest:file-entry manifest:full-path="Pictures/2000005D0000733300003B813F19B25B.wmf" manifest:media-type="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punctuation-wrap="hanging" style:writing-mode="lr-tb"/>
    </style:style>
    <style:style style:name="P2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simple" style:writing-mode="lr-tb"/>
    </style:style>
    <style:style style:name="P33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top="0.113cm" fo:margin-bottom="0cm" fo:line-height="90%" fo:text-align="start" style:punctuation-wrap="hanging" style:writing-mode="lr-tb"/>
    </style:style>
    <style:style style:name="P39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2pt" style:font-size-asian="22pt" style:font-size-complex="22pt"/>
    </style:style>
    <style:style style:name="P5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size="22pt" style:font-size-asian="22pt" style:font-size-complex="22pt"/>
    </style:style>
    <style:style style:name="P55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5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050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28"><text:span text:style-name="T6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5-02-03">3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2000005F00006ABF00002A3BEAD7C1A8.wmf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3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2000002300005C0D00002D60D8A7F3F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3"><text:span text:style-name="T23">→</text:span><text:span text:style-name="T21"> </text:span><text:span text:style-name="T21">Benachbarte Daten beim Zugriff auch gleich in schnelleren Speicher laden</text:span></text:p>
            <text:p text:style-name="P23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2000003A0000373300001B42EB5810F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 </text:span><text:span text:style-name="T26">→</text:span><text:span text:style-name="T24"> Alignement</text:span><text:span text:style-name="T24">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2000003400002E3800001863C51DA16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5"><text:span text:style-name="T19">Abhängig von der Programmiersprache</text:span></text:p>
              </text:list-item>
              <text:list-item>
                <text:p text:style-name="P25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2000003D000041DF000025862E0F926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Einfachste Form der Speicherverwaltung</text:span></text:p>
              </text:list-item>
              <text:list-item>
                <text:p text:style-name="P25"><text:span text:style-name="T19">Nur ein Programm läuft zu einer Zeit</text:span></text:p>
              </text:list-item>
            </text:list>
          </draw:text-box>
        </draw:frame>
        <draw:g draw:name="Group 4" xml:id="id6" draw:id="id6">
          <draw:custom-shape draw:name="Rectangle 5" draw:style-name="gr13" draw:text-style-name="P27" draw:layer="layout" svg:width="4.232cm" svg:height="1.904cm" svg:x="16.669cm" svg:y="6.387cm">
            <text:p text:style-name="P26"><text:span text:style-name="T18">Betriebssystem </text:span></text:p>
            <text:p text:style-name="P26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4.232cm" svg:height="5.714cm" svg:x="16.669cm" svg:y="8.292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59cm" svg:height="0.927cm" svg:x="21.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6.476cm" svg:height="1.013cm" svg:x="15.864cm" svg:y="14.289cm">
            <text:p text:style-name="P26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xml:id="id5" draw:id="id5">
          <draw:custom-shape draw:name="Rectangle 10" draw:style-name="gr13" draw:text-style-name="P1" draw:layer="layout" svg:width="4.232cm" svg:height="1.481cm" svg:x="5.724cm" svg:y="6.387cm">
            <text:p text:style-name="P26"><text:span text:style-name="T31">Gerätetreiber </text:span></text:p>
            <text:p text:style-name="P26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1" draw:layer="layout" svg:width="4.232cm" svg:height="4.656cm" svg:x="5.724cm" svg:y="7.869cm">
            <text:p text:style-name="P26"><text:span text:style-name="T31">Anwendungs-</text:span></text:p>
            <text:p text:style-name="P26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7" draw:layer="layout" svg:width="4.232cm" svg:height="1.481cm" svg:x="5.724cm" svg:y="12.525cm">
            <text:p text:style-name="P26"><text:span text:style-name="T18">Betriebssystem </text:span></text:p>
            <text:p text:style-name="P26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59cm" svg:height="0.927cm" svg:x="10.105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6.76cm" svg:height="1.694cm" svg:x="9.783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905cm" svg:height="1.013cm" svg:x="4.901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674cm" svg:height="1.772cm" svg:x="1.927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2.277cm" svg:x="2.499cm" svg:y="15.731cm">
          <text:list text:style-name="L10">
            <text:list-item>
              <text:p text:style-name="P28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5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5"><text:span text:style-name="T19">Multiprogramming und Verbesserung der CPU-Auslastung möglich</text:span></text:p>
              </text:list-item>
              <text:list-item>
                <text:p text:style-name="P25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21">Für jede Partition eine Queue oder eine globale Queue</text:span></text:p>
                  </text:list-item>
                </text:list>
              </text:list-item>
            </text:list>
            <text:p text:style-name="P29"><text:span text:style-name="T21"/></text:p>
          </draw:text-box>
        </draw:frame>
        <draw:g draw:name="Group 40" xml:id="id7" draw:id="id7">
          <draw:g draw:name="Group 37">
            <draw:custom-shape draw:name="Text Box 9" draw:style-name="gr14" draw:text-style-name="P30" draw:layer="layout" svg:width="2.666cm" svg:height="0.925cm" svg:x="16.375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1" draw:layer="layout" svg:width="4.061cm" svg:height="1.828cm" svg:x="12.444cm" svg:y="9.963cm">
              <text:p text:style-name="P26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3" draw:layer="layout" svg:width="4.061cm" svg:height="1.217cm" svg:x="12.444cm" svg:y="11.792cm">
              <text:p text:style-name="P32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0" draw:layer="layout" svg:width="0.859cm" svg:height="0.925cm" svg:x="16.378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1" draw:layer="layout" svg:width="7.92cm" svg:height="1.772cm" svg:x="10.655cm" svg:y="16.827cm">
              <text:p text:style-name="P26"><text:span text:style-name="T31">IBM Mainframe OS/360</text:span></text:p>
              <text:p text:style-name="P26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1" draw:layer="layout" svg:width="0.812cm" svg:height="0.609cm" svg:x="8.179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3" draw:layer="layout" svg:width="4.061cm" svg:height="2.031cm" svg:x="12.444cm" svg:y="13.01cm">
              <text:p text:style-name="P32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5" draw:layer="layout" svg:width="4.061cm" svg:height="1.623cm" svg:x="12.444cm" svg:y="15.042cm">
              <text:p text:style-name="P34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1" draw:layer="layout" svg:width="0.812cm" svg:height="0.609cm" svg:x="5.741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1" draw:layer="layout" svg:width="0.812cm" svg:height="0.609cm" svg:x="6.96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1" draw:layer="layout" svg:width="0.812cm" svg:height="0.609cm" svg:x="4.523cm" svg:y="12.604cm">
              <text:p text:style-name="P26"><text:span text:style-name="T31"/></text:p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0" draw:layer="layout" svg:width="5.063cm" svg:height="0.925cm" svg:x="4.2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0" draw:layer="layout" svg:width="2.666cm" svg:height="0.925cm" svg:x="16.338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0" draw:layer="layout" svg:width="2.666cm" svg:height="0.925cm" svg:x="16.299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0" draw:layer="layout" svg:width="2.666cm" svg:height="0.925cm" svg:x="16.338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0" draw:layer="layout" svg:width="5.346cm" svg:height="0.841cm" svg:x="5.946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6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21">Es passen nicht immer alle Prozesse in den Hauptspeicher</text:span></text:p>
                  </text:list-item>
                  <text:list-item>
                    <text:p text:style-name="P37"><text:span text:style-name="T21">Prozess wird im Gesamten geladen</text:span></text:p>
                  </text:list-item>
                  <text:list-item>
                    <text:p text:style-name="P37"><text:span text:style-name="T21">Prozess wird nach einer gewissen Zeit wieder auf einen Sekundärspeicher (Platte) ausgelagert</text:span></text:p>
                  </text:list-item>
                  <text:list-item>
                    <text:p text:style-name="P37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6"><text:span text:style-name="T20">Hauptunterschied</text:span><text:span text:style-name="T19"> zu festen Partitionen:</text:span></text:p>
                <text:list>
                  <text:list-item>
                    <text:p text:style-name="P37"><text:span text:style-name="T21">Anzahl, Speicherplatz und Größe des für einen Prozess verwendeten Speicherbereichs variieren dynamisch</text:span></text:p>
                  </text:list-item>
                  <text:list-item>
                    <text:p text:style-name="P37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965cm" svg:height="0.925cm" svg:x="18.753cm" svg:y="16.656cm">
          <text:p text:style-name="P38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200000AC0000496C00002885BEF679F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8" draw:id="id8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39"><text:span text:style-name="T17"/></text:p>
          <text:p text:style-name="P4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1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2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2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1"><text:span text:style-name="T19">Das Betriebssystem hält die gerade benutzten Teile im Hauptspeicher und den Rest auf einer Festplatte</text:span></text:p>
              </text:list-item>
              <text:list-item>
                <text:p text:style-name="P41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)</text:span></text:p>
              </text:list-item>
              <text:list-item>
                <text:p text:style-name="P20"><text:span text:style-name="T19">Seitenrahmen (Frames)</text:span></text:p>
              </text:list-item>
              <text:list-item>
                <text:p text:style-name="P20"><text:span text:style-name="T19">Paging Area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200001CB00004FB00000279F861D7E8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2000013C000035E80000279FB363328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3"><text:span text:style-name="T19">Wie funktioniert das Mapping von virtueller Adresse auf eine reale Adresse?</text:span></text:p>
              </text:list-item>
              <text:list-item>
                <text:p text:style-name="P43"><text:span text:style-name="T19">Wie wird der virtuelle Speicher verwaltet? </text:span></text:p>
              </text:list-item>
              <text:list-item>
                <text:p text:style-name="P43"><text:span text:style-name="T19">Was macht die Hardware, was macht die Software?</text:span></text:p>
              </text:list-item>
              <text:list-item>
                <text:p text:style-name="P43"><text:span text:style-name="T19">Wie groß sind Pages und Frames?</text:span></text:p>
              </text:list-item>
              <text:list-item>
                <text:p text:style-name="P43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4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 virtuellem Speicher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3"><text:span text:style-name="T19">Abrufstrategie (Fetch Policy)</text:span></text:p>
              </text:list-item>
            </text:list>
            <text:list text:style-name="L8">
              <text:list-item>
                <text:list>
                  <text:list-item>
                    <text:p text:style-name="P44"><text:span text:style-name="T21">Demand Paging oder Prepaging</text:span></text:p>
                  </text:list-item>
                </text:list>
              </text:list-item>
              <text:list-item>
                <text:p text:style-name="P43"><text:span text:style-name="T19">Speicherzuteilungsstrategie (Placement Policy)</text:span></text:p>
              </text:list-item>
              <text:list-item>
                <text:p text:style-name="P43"><text:span text:style-name="T19">Austauschstrategie (Replacement Policy) </text:span></text:p>
              </text:list-item>
              <text:list-item>
                <text:p text:style-name="P43"><text:span text:style-name="T19">Aufräumstrategie (Cleaning Policy)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1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1"><text:span text:style-name="T19">Bei Systemen mit 32-Bit-Adressen kann jeder Prozess einen Adressraum von 4 GiB verwenden</text:span></text:p>
                <text:list>
                  <text:list-item>
                    <text:p text:style-name="P42"><text:span text:style-name="T21">Dies gilt auch wenn der Hauptspeicher z.B. nur einige MiB realen Speicher hat</text:span></text:p>
                  </text:list-item>
                  <text:list-item>
                    <text:p text:style-name="P42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45"><text:span text:style-name="T21">MMU = Memory Management Unit (Hardware)</text:span></text:p>
              </text:list-item>
              <text:list-item>
                <text:p text:style-name="P45"><text:span text:style-name="T21">CPU sendet virtuelle Adressen an die MMU</text:span></text:p>
              </text:list-item>
              <text:list-item>
                <text:p text:style-name="P45"><text:span text:style-name="T21">MMU sendet reale Adressen an den Hauptspeicher</text:span></text:p>
              </text:list-item>
            </text:list>
          </draw:text-box>
        </draw:frame>
        <draw:g draw:name="Group 25">
          <draw:custom-shape draw:name="Rectangle 4" draw:style-name="gr24" draw:text-style-name="P1" draw:layer="layout" svg:width="5.291cm" svg:height="5.714cm" svg:x="3.175cm" svg:y="10.27cm">
            <text:p text:style-name="P12"><text:span text:style-name="T6"/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1" draw:layer="layout" svg:width="1.692cm" svg:height="1.481cm" svg:x="4.868cm" svg:y="11.117cm">
            <text:p text:style-name="P26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1.692cm" svg:height="1.481cm" svg:x="4.868cm" svg:y="13.657cm">
            <text:p text:style-name="P26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5.926cm" svg:y1="12.598cm" svg:x2="5.926cm" svg:y2="13.233cm">
            <text:p/>
          </draw:line>
          <draw:custom-shape draw:name="Rectangle 11" draw:style-name="gr27" draw:text-style-name="P1" draw:layer="layout" svg:width="5.291cm" svg:height="5.714cm" svg:x="10.372cm" svg:y="10.27cm">
            <text:p text:style-name="P26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1" draw:layer="layout" svg:width="5.291cm" svg:height="5.714cm" svg:x="16.933cm" svg:y="10.27cm">
            <text:p text:style-name="P26"><text:span text:style-name="T37">Platten-</text:span></text:p>
            <text:p text:style-name="P26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1" draw:layer="layout" svg:width="1.532cm" svg:height="0.927cm" svg:x="21.315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1" draw:layer="layout" svg:width="6.938cm" svg:height="0.927cm" svg:x="2.578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2000007900003FFD00003A530E6CF95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29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29"><text:span text:style-name="T21">Hier ein Beispiel eines Adressraums:</text:span></text:p>
              </text:list-item>
            </text:list>
            <text:p text:style-name="P29"><text:span text:style-name="T21"/></text:p>
          </draw:text-box>
        </draw:frame>
        <draw:custom-shape draw:name="Rectangle 12" draw:style-name="gr29" draw:text-style-name="P1" draw:layer="layout" svg:width="4.232cm" svg:height="0.634cm" svg:x="14.164cm" svg:y="9.4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1" draw:layer="layout" svg:width="4.232cm" svg:height="0.634cm" svg:x="14.164cm" svg:y="10.08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1" draw:layer="layout" svg:width="4.232cm" svg:height="0.634cm" svg:x="14.164cm" svg:y="10.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1" draw:layer="layout" svg:width="4.232cm" svg:height="0.634cm" svg:x="14.164cm" svg:y="11.35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1" draw:layer="layout" svg:width="4.232cm" svg:height="0.634cm" svg:x="14.164cm" svg:y="11.99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1" draw:layer="layout" svg:width="4.232cm" svg:height="0.634cm" svg:x="14.164cm" svg:y="12.62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1" draw:layer="layout" svg:width="4.232cm" svg:height="0.634cm" svg:x="14.164cm" svg:y="13.26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1" draw:layer="layout" svg:width="4.232cm" svg:height="0.634cm" svg:x="14.164cm" svg:y="13.895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1" draw:layer="layout" svg:width="4.232cm" svg:height="0.634cm" svg:x="5.697cm" svg:y="10.93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1" draw:layer="layout" svg:width="4.232cm" svg:height="0.634cm" svg:x="5.697cm" svg:y="11.56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1" draw:layer="layout" svg:width="4.232cm" svg:height="0.634cm" svg:x="5.697cm" svg:y="12.20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1" draw:layer="layout" svg:width="4.232cm" svg:height="0.634cm" svg:x="5.697cm" svg:y="12.83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1" draw:layer="layout" svg:width="4.232cm" svg:height="0.634cm" svg:x="5.697cm" svg:y="13.47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1" draw:layer="layout" svg:width="4.232cm" svg:height="0.634cm" svg:x="5.697cm" svg:y="14.10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1" draw:layer="layout" svg:width="4.232cm" svg:height="0.634cm" svg:x="5.697cm" svg:y="14.742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1" draw:layer="layout" svg:width="4.232cm" svg:height="0.634cm" svg:x="5.697cm" svg:y="15.377cm">
          <text:p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1" draw:layer="layout" svg:width="4.232cm" svg:height="0.634cm" svg:x="5.697cm" svg:y="6.48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1" draw:layer="layout" svg:width="4.232cm" svg:height="0.634cm" svg:x="5.697cm" svg:y="7.12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1" draw:layer="layout" svg:width="4.232cm" svg:height="0.634cm" svg:x="5.697cm" svg:y="7.75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1" draw:layer="layout" svg:width="4.232cm" svg:height="0.634cm" svg:x="5.697cm" svg:y="8.39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1" draw:layer="layout" svg:width="4.232cm" svg:height="0.634cm" svg:x="5.697cm" svg:y="9.02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1" draw:layer="layout" svg:width="4.232cm" svg:height="0.634cm" svg:x="5.697cm" svg:y="9.66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1" draw:layer="layout" svg:width="4.232cm" svg:height="0.634cm" svg:x="5.697cm" svg:y="10.297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706cm" svg:height="0.758cm" svg:x="4.064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706cm" svg:height="0.758cm" svg:x="4.064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976cm" svg:height="0.758cm" svg:x="3.797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247cm" svg:height="0.758cm" svg:x="3.52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247cm" svg:height="0.758cm" svg:x="3.54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247cm" svg:height="0.758cm" svg:x="3.54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706cm" svg:height="0.758cm" svg:x="18.628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706cm" svg:height="0.758cm" svg:x="18.593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976cm" svg:height="0.758cm" svg:x="18.573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247cm" svg:height="0.758cm" svg:x="18.30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247cm" svg:height="0.758cm" svg:x="18.32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247cm" svg:height="0.758cm" svg:x="18.32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6.273cm" svg:height="1.435cm" svg:x="4.728cm" svg:y="16.087cm">
          <text:p text:style-name="P26"><text:span text:style-name="T38">Virtueller </text:span></text:p>
          <text:p text:style-name="P26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6.273cm" svg:height="1.435cm" svg:x="13.217cm" svg:y="14.605cm">
          <text:p text:style-name="P26"><text:span text:style-name="T38">Realer</text:span></text:p>
          <text:p text:style-name="P26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4.148cm" svg:height="1.435cm" svg:x="18.9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032cm" svg:y1="15.165cm" svg:x2="17.339cm" svg:y2="14.318cm">
          <text:p/>
        </draw:line>
        <draw:custom-shape draw:name="Text Box 55" draw:style-name="gr14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1.263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247cm" svg:height="0.758cm" svg:x="18.31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247cm" svg:height="0.758cm" svg:x="18.31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1" draw:layer="layout" svg:width="4.232cm" svg:height="0.634cm" svg:x="5.715cm" svg:y="5.852cm">
          <text:p text:style-name="P26"><text:span text:style-name="T31"/></text:p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247cm" svg:height="0.758cm" svg:x="3.54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247cm" svg:height="0.758cm" svg:x="3.56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247cm" svg:height="0.758cm" svg:x="3.56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247cm" svg:height="0.758cm" svg:x="3.52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247cm" svg:height="0.758cm" svg:x="3.52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247cm" svg:height="0.758cm" svg:x="3.52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247cm" svg:height="0.758cm" svg:x="3.54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247cm" svg:height="0.758cm" svg:x="3.54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247cm" svg:height="0.758cm" svg:x="3.56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247cm" svg:height="0.758cm" svg:x="3.56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9.872cm" svg:height="1.097cm" svg:x="14.235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46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3.694cm" svg:height="0.843cm" svg:x="1.066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2000004A0000788B00004C1E3297731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1" draw:layer="layout" svg:width="1.269cm" svg:height="1.481cm" svg:x="6.35cm" svg:y="11.218cm">
          <text:p text:style-name="P26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1" draw:layer="layout" svg:width="3.597cm" svg:height="1.481cm" svg:x="7.62cm" svg:y="11.218cm">
          <text:p text:style-name="P26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1" draw:layer="layout" svg:width="1.269cm" svg:height="1.481cm" svg:x="11.218cm" svg:y="11.218cm">
          <text:p text:style-name="P26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" draw:layer="layout" svg:width="7.619cm" svg:height="1.481cm" svg:x="12.488cm" svg:y="11.218cm">
          <text:p text:style-name="P26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1" draw:layer="layout" svg:width="1.269cm" svg:height="1.481cm" svg:x="5.08cm" svg:y="11.218cm">
          <text:p text:style-name="P26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1" draw:layer="layout" svg:width="1.269cm" svg:height="1.481cm" svg:x="3.81cm" svg:y="11.218cm">
          <text:p text:style-name="P26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7.246cm" svg:height="0.927cm" svg:x="6.13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11.235cm" svg:height="0.927cm" svg:x="7.032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1" draw:layer="layout" svg:width="17.636cm" svg:height="0.927cm" svg:x="7.026cm" svg:y="14.076cm">
          <text:p text:style-name="P12"><text:span text:style-name="T31">Modified-Bit: Verändernder Zugriff auf Seite erfolgt 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3.131cm" svg:height="1.603cm" svg:x="6.066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11.311cm" svg:height="1.603cm" svg:x="8.098cm" svg:y="7.5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10.854cm" svg:height="1.603cm" svg:x="14.527cm" svg:y="9.0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8cm" svg:y1="16.193cm" svg:x2="4.445cm" svg:y2="12.7cm">
          <text:p/>
        </draw:line>
        <draw:line draw:name="Line 18" draw:style-name="gr32" draw:text-style-name="P1" draw:layer="layout" svg:x1="7.2cm" svg:y1="15.2cm" svg:x2="5.715cm" svg:y2="12.911cm">
          <text:p/>
        </draw:line>
        <draw:line draw:name="Line 19" draw:style-name="gr32" draw:text-style-name="P1" draw:layer="layout" svg:x1="7.8cm" svg:y1="14cm" svg:x2="7.196cm" svg:y2="12.7cm">
          <text:p/>
        </draw:line>
        <draw:line draw:name="Line 20" draw:style-name="gr32" draw:text-style-name="P1" draw:layer="layout" svg:x1="8.1cm" svg:y1="7.522cm" svg:x2="8.1cm" svg:y2="10.927cm">
          <text:p/>
        </draw:line>
        <draw:line draw:name="Line 21" draw:style-name="gr32" draw:text-style-name="P1" draw:layer="layout" svg:x1="11.5cm" svg:y1="9.123cm" svg:x2="11.5cm" svg:y2="11.125cm">
          <text:p/>
        </draw:line>
        <draw:line draw:name="Line 22" draw:style-name="gr32" draw:text-style-name="P1" draw:layer="layout" svg:x1="15.698cm" svg:y1="10.442cm" svg:x2="15.6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47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45"><text:span text:style-name="T21">Adresse befindet sich in Page 2 des virtuellen Adressraums</text:span></text:p>
                  </text:list-item>
                  <text:list-item>
                    <text:p text:style-name="P45"><text:span text:style-name="T21">Adresse wird an die MMU gesendet</text:span></text:p>
                  </text:list-item>
                  <text:list-item>
                    <text:p text:style-name="P45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45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47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45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200000ED00004B8100002A6CF100A3A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1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1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2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2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1"><text:span text:style-name="T19">Jeder Prozess benötigt seine eigene Seitentabelle</text:span></text:p>
              </text:list-item>
              <text:list-item>
                <text:p text:style-name="P41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2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8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48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1.095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2000005D0000733300003B813F19B25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45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 text:style-name="P12"><text:span text:style-name="T6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200000B800003F0500003F0443082C6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9" draw:id="id9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49"><text:span text:style-name="T6"/></text:p>
          <text:p text:style-name="P40"><text:span text:style-name="T17"/></text:p>
          <text:p text:style-name="P39"><text:span text:style-name="T17"/></text:p>
          <text:p text:style-name="P5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51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1">viele umfangreiche Tabellen benötigt werden (Seitentabelle pro Prozess)</text:span></text:p>
                  </text:list-item>
                  <text:list-item>
                    <text:p text:style-name="P52"><text:span text:style-name="T21">ein Teil der Festplatte als Paging-Area verwendet wird</text:span></text:p>
                  </text:list-item>
                  <text:list-item>
                    <text:p text:style-name="P52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51"><text:span text:style-name="T19">Trotz des Overheads: Virtuelle Adressierung ist das heute am meisten verwendete Verfahren</text:span></text:p>
              </text:list-item>
              <text:list-item>
                <text:p text:style-name="P51"><text:span text:style-name="T19">Optimierungen notwendig</text:span></text:p>
                <text:list>
                  <text:list-item>
                    <text:p text:style-name="P52"><text:span text:style-name="T21">Z.B. größere Seiten (Large Pages), bei 64-Bit-Prozessoren sinnvoll</text:span></text:p>
                  </text:list-item>
                  <text:list-item>
                    <text:p text:style-name="P52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55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53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53"><text:span text:style-name="T43">Zuordnung von virtuellen auf reale Adressen für die aktuell am häufigsten benötigten Adressen</text:span></text:p>
              </text:list-item>
              <text:list-item>
                <text:p text:style-name="P53"><text:span text:style-name="T43">Bei der Adressumsetzung wird zuerst in den TLB geschaut</text:span></text:p>
              </text:list-item>
              <text:list-item>
                <text:p text:style-name="P53"><text:span text:style-name="T43">Bei Hit: Kein Zugriff auf Seitentabelle notwendig</text:span></text:p>
              </text:list-item>
              <text:list-item>
                <text:p text:style-name="P53"><text:span text:style-name="T43">Einsparung von Hauptspeicherzugriffen</text:span></text:p>
              </text:list-item>
              <text:list-item>
                <text:p text:style-name="P53"><text:span text:style-name="T43">Beträchtliche Leistungsoptimierung möglich</text:span></text:p>
              </text:list-item>
              <text:list-item>
                <text:p text:style-name="P53"><text:span text:style-name="T43">TLB ist Bestandteil der MMU</text:span></text:p>
              </text:list-item>
            </text:list>
            <text:p text:style-name="P5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20000081000074E500005AAF2D9EE16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45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56"><text:span text:style-name="T24">virtuelle Seitennummer</text:span></text:p>
                  </text:list-item>
                  <text:list-item>
                    <text:p text:style-name="P56"><text:span text:style-name="T24">Verweis auf den Seitenrahmen im Hauptspeicher </text:span></text:p>
                  </text:list-item>
                  <text:list-item>
                    <text:p text:style-name="P56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7"><text:span text:style-name="T28">Grund: Virtuelle Adresse allein ist im Betriebssystem nicht eindeutig</text:span></text:p>
                      </text:list-item>
                      <text:list-item>
                        <text:p text:style-name="P57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20000059000049E300001DBB6204375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 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4"><text:span text:style-name="T24">Bei 64-Bit-Prozessoren ist der virtuelle Speicher viel größer als der reale</text:span></text:p>
              </text:list-item>
              <text:list-item>
                <text:p text:style-name="P24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4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58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58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4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4"><text:span text:style-name="T24">Nachteil: In der Seitentabelle keine Ordnung nach virtuellen Adressen </text:span></text:p>
              </text:list-item>
            </text:list>
            <text:p text:style-name="P59"><text:span text:style-name="T26">→</text:span><text:span text:style-name="T24"> </text:span><text:span text:style-name="T24">Suche etwas aufwändiger, da nicht über Seitentabellenindex positioniert werden kann</text:span></text:p>
            <text:list text:style-name="L12">
              <text:list-item>
                <text:p text:style-name="P60"><text:span text:style-name="T24">Kombination mit TLB ist üblich</text:span></text:p>
              </text:list-item>
            </text:list>
            <text:p text:style-name="P61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 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 text:style-name="P12"><text:span text:style-name="T6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200000740000886800004346148BE45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200000DF000035960000291E5089C01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4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24">Echte 64-Bit-Adressen bei 12 Bit Distanz 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37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37"><text:span text:style-name="T24">Bei Seitentabellen: Bei 4 Byte je Eintrag 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37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4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37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37"><text:span text:style-name="T25">Nutzen noch 4-stufige Seitentabelle</text:span><text:span text:style-name="T24"> </text:span></text:p>
                  </text:list-item>
                  <text:list-item>
                    <text:p text:style-name="P37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37"><text:span text:style-name="T24">Bei 4 Bytes je Eintrag 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 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62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62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62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62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62"><text:span text:style-name="T21">Der tatsächlich zugewiesene reale Speicherplatz ändert sich dynamisch entspr. Angebot u. Nachfrage</text:span></text:p>
              </text:list-item>
              <text:list-item>
                <text:p text:style-name="P62"><text:span text:style-name="T21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6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6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3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39"><text:span text:style-name="T17"/></text:p>
          <text:p text:style-name="P5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5-02-03">3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964cm" svg:height="1.904cm" svg:x="1.636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4.835cm" svg:height="0.843cm" svg:x="12.8cm" svg:y="18.288cm">
        <draw:text-box>
          <text:p text:style-name="MP3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375</meta:editing-cycles>
    <meta:print-date>1999-04-08T16:15:23</meta:print-date>
    <meta:creation-date>1997-06-07T14:48:20</meta:creation-date>
    <dc:date>2015-02-03T19:15:19.551320794</dc:date>
    <meta:editing-duration>P1DT11M43S</meta:editing-duration>
    <meta:generator>LibreOffice/4.3.3.2$Linux_X86_64 LibreOffice_project/430m0$Build-2</meta:generator>
    <meta:document-statistic meta:object-count="59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